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17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2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252" table:default-cell-style-name="Default"/>
        <table:table-row table:style-name="ro1">
          <table:table-cell table:style-name="ce1" office:value-type="string">
            <text:p>module slot</text:p>
          </table:table-cell>
          <table:table-cell table:style-name="ce1" office:value-type="string">
            <text:p>interface</text:p>
          </table:table-cell>
          <table:table-cell table:style-name="ce1" office:value-type="string">
            <text:p>vlan</text:p>
          </table:table-cell>
          <table:table-cell table:style-name="ce1" office:value-type="string">
            <text:p>Name</text:p>
          </table:table-cell>
          <table:table-cell table:style-name="ce1" table:number-columns-repeated="25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EFAULT-VLAN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FAULT-VLAN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92.168.198.0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192.168.40.0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192.168.40.0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coraid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coraid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coraid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92.168.139.0</text:p>
          </table:table-cell>
          <table:table-cell table:number-columns-repeated="25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92.168.198.0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192.168.198.0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192.168.198.0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92.168.105.0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192.168.198.0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192.168.198.0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192.168.198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92.168.105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FAULT-VLAN</text:p>
          </table:table-cell>
          <table:table-cell table:number-columns-repeated="25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92.168.105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92.168.150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192.168.198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192.168.198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192.168.40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92.168.7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10.108.198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10.108.198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192.168.101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192.168.101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192.168.101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192.168.101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192.168.200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192.168.200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192.168.200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10.1.1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192.168.13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192.168.100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192.168.100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192.168.7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192.168.7.0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192.168.7.0</text:p>
          </table:table-cell>
          <table:table-cell table:number-columns-repeated="252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IV6553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Bitstream Vera Sans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4">05/24/2007</text:date>, <text:time>15:4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5-08T16:44:57</meta:creation-date>
    <dc:date>2007-05-24T15:40:02</dc:date>
    <meta:print-date>2007-05-09T11:40:00</meta:print-date>
    <dc:language>en-US</dc:language>
    <meta:editing-cycles>5</meta:editing-cycles>
    <meta:editing-duration>P15DT22H55M7S</meta:editing-duration>
    <meta:user-defined meta:name="Info 1"/>
    <meta:user-defined meta:name="Info 2"/>
    <meta:user-defined meta:name="Info 3"/>
    <meta:user-defined meta:name="Info 4"/>
    <meta:document-statistic meta:table-count="3" meta:cell-count="164"/>
  </office:meta>
</office:document-meta>
</file>